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740cc" officeooo:paragraph-rsid="001740cc"/>
    </style:style>
    <style:style style:name="P2" style:family="paragraph" style:parent-style-name="Standard">
      <style:paragraph-properties fo:text-align="start" style:justify-single-word="false"/>
      <style:text-properties officeooo:rsid="001740cc" officeooo:paragraph-rsid="001740cc"/>
    </style:style>
    <style:style style:name="P3" style:family="paragraph" style:parent-style-name="Standard" style:list-style-name="L1">
      <style:paragraph-properties fo:text-align="start" style:justify-single-word="false"/>
      <style:text-properties officeooo:rsid="001740cc" officeooo:paragraph-rsid="001740cc"/>
    </style:style>
    <style:style style:name="P4" style:family="paragraph" style:parent-style-name="Standard" style:list-style-name="L2">
      <style:paragraph-properties fo:text-align="start" style:justify-single-word="false"/>
      <style:text-properties officeooo:rsid="001740cc" officeooo:paragraph-rsid="001740c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 avance de Tesina</text:p>
      <text:p text:style-name="P1">de grado</text:p>
      <text:p text:style-name="P1"/>
      <text:p text:style-name="P2"/>
      <text:p text:style-name="P2">El desarrollo de la tesina ha concluido los siguientes elementos:</text:p>
      <text:p text:style-name="P2"/>
      <text:list xml:id="list7128884155456864114" text:style-name="L1">
        <text:list-item>
          <text:p text:style-name="P3">Diseño de modificación de la norma ISDB-Tb.</text:p>
        </text:list-item>
        <text:list-item>
          <text:p text:style-name="P3">Modificación de OpenCaster para el soporte de las extensiones del formato MPEG-TS.</text:p>
        </text:list-item>
        <text:list-item>
          <text:p text:style-name="P3">Creación del flujo de transporte de referencia.</text:p>
        </text:list-item>
        <text:list-item>
          <text:p text:style-name="P3">Sistema de recepción <text:span text:style-name="T1">Mara</text:span><text:span text:style-name="T2">, que es una modificación del receptor </text:span><text:span text:style-name="T1">Wari</text:span><text:span text:style-name="T2">.</text:span></text:p>
        </text:list-item>
      </text:list>
      <text:p text:style-name="P2"/>
      <text:p text:style-name="P2"><text:span text:style-name="T2">Los siguientes elementos se están llevando a cabo actualmente:</text:span></text:p>
      <text:p text:style-name="P2"/>
      <text:list xml:id="list1064525587992217038" text:style-name="L2">
        <text:list-item>
          <text:p text:style-name="P4"><text:span text:style-name="T2">Escritura del informe final.</text:span></text:p>
        </text:list-item>
        <text:list-item>
          <text:p text:style-name="P4"><text:span text:style-name="T2">Pruebas finales sobre el sistema, integrando transmisión por radiofrecuencia y recepción con un dispositivo sintonizador.</text:span></text:p>
        </text:list-item>
      </text:list>
      <text:p text:style-name="P2"/>
      <text:p text:style-name="P2"><text:span text:style-name="T2">Para la finalización adecuada de la tesina, el director considera apropiada la extensión del plazo de entrega, por motivos de una pasantía que realizará el alumno fuera del país, hasta el mes de Abr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7T16:42:03.286383345</meta:creation-date>
    <dc:date>2014-12-07T16:49:25.424616825</dc:date>
    <meta:editing-duration>P0D</meta:editing-duration>
    <meta:editing-cycles>1</meta:editing-cycles>
    <meta:document-statistic meta:table-count="0" meta:image-count="0" meta:object-count="0" meta:page-count="1" meta:paragraph-count="11" meta:word-count="122" meta:character-count="759" meta:non-whitespace-character-count="654"/>
    <meta:generator>LibreOffice/4.2.7.2$Linux_X86_64 LibreOffice_project/420m0$Build-2</meta:generator>
  </office:meta>
</office:document-meta>
</file>